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ename: </text:p>
      <text:p text:style-name="P1">GB_UI_v25-05-31.docx</text:p>
      <text:p text:style-name="Standard"><text:span text:style-name="T1">Contents:</text:span><text:line-break/><text:line-break/>1. Document's Purpose<text:line-break/>2. Philosophy Behind the Interface<text:line-break/>3. Competitor Landscape &amp; Best Practices<text:line-break/>4. Core Features of Groupbuild Platform<text:line-break/>5. UX Principles to Prioritize<text:line-break/>6. UI Moodboard: Color Palette, Fonts &amp; Icons<text:line-break/>7. Landing Page Design<text:line-break/>8. Onboarding Flow for New Users<text:line-break/>9. Logged-In Dashboard Overview<text:line-break/>10. Network Diversity Educational UI<text:line-break/>11. BeAxa Mesh Stack Visual Design<text:line-break/>12. Community Collaboration Modules<text:line-break/>13. Action Hub (Petitions, Projects, Panels)<text:line-break/>14. Volunteer &amp; Contributor Tools<text:line-break/>15. Privacy, Security, and Data Ownership<text:line-break/>16. Settings, Profiles &amp; Preferences<text:line-break/>17. Mobile-First Considerations<text:line-break/>18. Integration with External Platforms<text:line-break/>19. Call-to-Action Design Patterns<text:line-break/>20. Future-Proofing the UI<text:line-break/><text:line-break/>---<text:line-break/><text:line-break/>**1. Document's Purpose**<text:line-break/><text:line-break/>This UI design document guides the creation of a visually consistent and functionally intuitive public interface for the Groupbuild platform. The goals are:<text:line-break/><text:line-break/>1. To craft a user-centric experience that encourages participation and contribution.<text:line-break/>2. To model a best-practice reference library of UI/UX elements in adjacent business models and their platform designs, to serve as inspiration for designing the Groupbuild website.<text:line-break/><text:line-break/>This document serves as our shared foundation to align vision, style, and function for the Groupbuild user interface. <text:s/>It is a living document so it will be iterated and expanded with visuals, examples, and design principles, to assist internal developers and external collaborators. <text:line-break/><text:line-break/>---<text:line-break/><text:soft-page-break/><text:line-break/>**2. Philosophy Behind the Interface**<text:line-break/><text:line-break/>Groupbuild is a participatory platform. The UI must reflect a commitment to:</text:p>
      <text:list xml:id="list9033438993591983907" text:style-name="L1">
        <text:list-item>
          <text:p text:style-name="P3">accessibility,</text:p>
        </text:list-item>
        <text:list-item>
          <text:p text:style-name="P3">collaboration, and</text:p>
        </text:list-item>
        <text:list-item>
          <text:p text:style-name="P3">transparency.<text:line-break/><text:line-break/>Key values:<text:line-break/><text:line-break/>- **Empowerment** — Interfaces should help users *do*, not just *view*.<text:line-break/>- **Trust** — Privacy and moderation must be *seen* and *felt*, not hidden.<text:line-break/>- **Playful Professionalism** — Our use of color, mascots (e.g., BeAxa the Warrior Kitten), and our conversational tone, should make engagement feel welcoming without trivializing the mission.<text:line-break/><text:line-break/>Dark backgrounds, white line diagrams, and colorful UI elements should work together to differentiate Groupbuild’s identity from typical civic-tech platforms.<text:line-break/><text:line-break/>---<text:line-break/><text:line-break/>**3. Competitor Landscape &amp; Best Practices**<text:line-break/><text:line-break/>To learn from, and benchmark against, existing platforms, we will identify and score UI/UX features across:<text:line-break/><text:line-break/>- **Civic Tech Platforms:** e.g., Change.org, Polis, Decidim<text:line-break/>- **Project Collaboration Tools:** e.g., Notion, Trello, Airtable<text:line-break/>- **Secure Communication Apps:** e.g., Signal, Element, Briar<text:line-break/>- **Privacy/Encryption Services:** e.g., Proton, Tailscale, Mullvad<text:line-break/><text:line-break/>Criteria for evaluation:<text:line-break/><text:line-break/>- Intuitiveness of Navigation<text:line-break/>- Visual Hierarchy &amp; Branding<text:line-break/>- Engagement Hooks (gamification, onboarding, customization)<text:line-break/>- Responsiveness &amp; Mobile Experience<text:line-break/>- Community Tools &amp; Moderation Features<text:line-break/><text:line-break/>Each reviewed platform will be cataloged in a table with brief notes and scores from 1–10 in each category, ultimately shaping our shortlist of "best-practice <text:soft-page-break/>inspirations."<text:line-break/><text:line-break/>---<text:line-break/><text:line-break/>**4. Core Features of Groupbuild Platform**<text:line-break/><text:line-break/>- Real-time collaboration for civic actions and proposals<text:line-break/>- Integrated moderation mesh powered by AI (BeAxa)<text:line-break/>- Petitions, micro-projects, and civil panels<text:line-break/>- Volunteer contribution tracking<text:line-break/>- Secure communication and data ownership<text:line-break/>- Multi-network encrypted messaging via distributed daemons<text:line-break/>- Public transparency logs and voting audit trails<text:line-break/><text:line-break/>These features aim to support democratic engagement while protecting user autonomy and digital rights.<text:line-break/><text:line-break/>---<text:line-break/><text:line-break/>**5. UX Principles to Prioritize**<text:line-break/><text:line-break/>- **Clarity Over Complexity:** Use familiar patterns with helpful overlays, e.g. line diagram flow charts instead of serialized instructions.<text:line-break/>- **Flow &gt; Depth:** Avoid burying features behind too many menus, e.g. chunk functionality into sections that keep only the relevant tools visible.<text:line-break/>- **Trust Cues:** Visuals that reinforce our moderation and privacy integrity, e.g. smiling faces holding hands/paws with a Warrior Kitten (BeAxa), and a user-IP visibility warning if they do not appear to be using a reputable VPN.<text:line-break/>- **Delight and Surprise:** Light gamification and encouragement mechanisms, e.g. a periodic human-user-verification mini-game/quiz can be used to continually augment the user's advocacy statement, discretely testing whether their AnonID has been hijacked by bots or external AI's. <text:s/><text:line-break/>- **Accessibility:** Navigable by most devices, screen readers and keyboards, in multiple languages.<text:line-break/><text:line-break/>---<text:line-break/><text:line-break/>**6. UI Moodboard: Color Palette, Fonts &amp; Icons**<text:line-break/><text:line-break/>- **Colors:** Dark slate background, white text, accents in red, blue, green.<text:line-break/>- **Fonts:** Sans-serif, friendly but professional (e.g., Inter, Nunito).<text:line-break/>- **Icons:** Rounded stroke line icons with minimalistic design.<text:line-break/><text:line-break/><text:soft-page-break/>Moodboard references to be added in Canva.<text:line-break/><text:line-break/>---<text:line-break/><text:line-break/>**7. Landing Page Design**<text:line-break/><text:line-break/>The homepage should:<text:line-break/><text:line-break/>- Introduce the platform mission and mascot (BeAxa)<text:line-break/>- Feature animated or visual explainer sections<text:line-break/>- Showcase current public initiatives<text:line-break/>- Include calls to action: Join, Volunteer, Explore<text:line-break/><text:line-break/>---<text:line-break/><text:line-break/>**8. Onboarding Flow for New Users**<text:line-break/><text:line-break/>- Friendly explainer slides about how Groupbuild works<text:line-break/>- Quick identity setup without data harvesting<text:line-break/>- Preferences setup: Topics of interest, privacy, and communication<text:line-break/>- Optional volunteer profile creation<text:line-break/><text:line-break/>---<text:line-break/><text:line-break/>**9. Logged-In Dashboard Overview**<text:line-break/><text:line-break/>- Recent activity and updates<text:line-break/>- Action items, votes, and messages<text:line-break/>- Custom feed based on preferences<text:line-break/>- Access to collaborative tools and panels<text:line-break/><text:line-break/>---<text:line-break/><text:line-break/>**10. Network Diversity Educational UI**<text:line-break/><text:line-break/>- Visual diagram: Typical cellular network interception risk<text:line-break/>- Visual diagram: Groupbuild multi-network encrypted routing<text:line-break/>- Interactive explanations using layered tooltips<text:line-break/>- Use BeAxa as an animated narrator or guide<text:line-break/><text:line-break/>---<text:line-break/><text:line-break/>**11. BeAxa Mesh Stack Visual Design**<text:line-break/><text:soft-page-break/><text:line-break/>- White line diagram showing interlinked stack of moderation-AIs<text:line-break/>- Illustrate ethical intent analysis: truth, honesty, civility<text:line-break/>- Show how real-time moderation works across distributed daemons<text:line-break/><text:line-break/>---<text:line-break/><text:line-break/>**12. Community Collaboration Modules**<text:line-break/><text:line-break/>- Forums, shared docs, and comment threads<text:line-break/>- Version control for civic drafts<text:line-break/>- Reputation systems based on contribution<text:line-break/><text:line-break/>---<text:line-break/><text:line-break/>**13. Action Hub (Petitions, Projects, Panels)**<text:line-break/><text:line-break/>- Filterable action tiles<text:line-break/>- Categorized and geo-targeted actions<text:line-break/>- Real-time metrics and feedback loops<text:line-break/><text:line-break/>---<text:line-break/><text:line-break/>**14. Volunteer &amp; Contributor Tools**<text:line-break/><text:line-break/>- Timebank ledger integration<text:line-break/>- Skills-based opportunity matching<text:line-break/>- Git-like contribution credit tracking<text:line-break/><text:line-break/>---<text:line-break/><text:line-break/>**15. Privacy, Security, and Data Ownership**<text:line-break/><text:line-break/>- Explain personal data storage rights<text:line-break/>- Display user-side encryption control<text:line-break/>- Transparent terms with AI-verified compliance<text:line-break/><text:line-break/>---<text:line-break/><text:line-break/>**16. Settings, Profiles &amp; Preferences**<text:line-break/><text:line-break/>- Accessible and editable user preferences<text:line-break/>- Control notification levels, public visibility<text:line-break/><text:soft-page-break/>- Link or unlink identity as desired<text:line-break/><text:line-break/>---<text:line-break/><text:line-break/>**17. Mobile-First Considerations**<text:line-break/><text:line-break/>- Responsive layouts for all modules<text:line-break/>- Mobile-only gesture shortcuts<text:line-break/>- Lightweight app-mode offline capability<text:line-break/><text:line-break/>---<text:line-break/><text:line-break/>**18. Integration with External Platforms**<text:line-break/><text:line-break/>- Read-only federation with ActivityPub<text:line-break/>- Deep links for GitHub, Discord, XMPP<text:line-break/>- Plugin APIs for third-party civic tools<text:line-break/><text:line-break/>---<text:line-break/><text:line-break/>**19. Call-to-Action Design Patterns**<text:line-break/><text:line-break/>- Bright buttons with microcopy<text:line-break/>- Animated pulse effects for urgency<text:line-break/>- Contextual placement based on action readiness<text:line-break/><text:line-break/>---<text:line-break/><text:line-break/>**20. Future-Proofing the UI**<text:line-break/><text:line-break/>- Modular CSS architecture<text:line-break/>- Theme toggles (light/dark/system)<text:line-break/>- Ready for local translation and regional branding<text:line-break/><text:line-break/>---<text:line-break/><text:line-break/>Next Steps:<text:line-break/>- Begin graphical renders once queue clears<text:line-break/>- Begin Canva layout migration and feedback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5-31T11:29:43.22</dc:date>
    <meta:editing-duration>PT31M37S</meta:editing-duration>
    <meta:generator>OpenOffice/4.1.15$Win32 OpenOffice.org_project/4115m2$Build-9813</meta:generator>
    <dc:creator>Christine Ballard</dc:creator>
    <meta:document-statistic meta:table-count="0" meta:image-count="0" meta:object-count="0" meta:page-count="6" meta:paragraph-count="6" meta:word-count="1056" meta:character-count="75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